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32.01pt" fo:break-before="auto" style:use-optimal-row-height="fals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200" fo:wrap-option="wrap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4 Flü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o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6376</text:p>
          </table:table-cell>
          <table:table-cell office:value-type="string" calcext:value-type="string">
            <text:p>Pison</text:p>
          </table:table-cell>
          <table:table-cell office:value-type="string" calcext:value-type="string">
            <text:p>Umfliesst Hawila, wo das Gold, Bedolach und Onyx ist</text:p>
          </table:table-cell>
          <table:table-cell office:value-type="string" calcext:value-type="string">
            <text:p>Pison kommt nur in 1mo-2-11 vor</text:p>
          </table:table-cell>
          <table:table-cell table:number-columns-repeated="2"/>
          <table:table-cell office:value-type="string" calcext:value-type="string">
            <text:p><text:span text:style-name="T1">Hawila</text:span> ist auch der Name eines Sohnes von Kusch (1mo-10-7) und Joktan (1mo-10-29)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1521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Umfliesst Kusch (H3568)</text:p>
          </table:table-cell>
          <table:table-cell office:value-type="string" calcext:value-type="string">
            <text:p>Ein Gewässer in der Stadt Davids wird auch Gihon genannt: 1. Kõ 1, 2. Chr 32, 2. Chr 33</text:p>
          </table:table-cell>
          <table:table-cell office:value-type="string" calcext:value-type="string">
            <text:p>Kusch ist der Vater von Nimrod.</text:p>
            <text:p>Ahasveros regierte von Indien bis Aethiopien (est-1-1)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H2313</text:p>
          </table:table-cell>
          <table:table-cell office:value-type="string" calcext:value-type="string">
            <text:p>Hiddekel</text:p>
          </table:table-cell>
          <table:table-cell office:value-type="string" calcext:value-type="string">
            <text:p>östlich von Assur</text:p>
          </table:table-cell>
          <table:table-cell table:style-name="Default"/>
          <table:table-cell office:value-type="string" calcext:value-type="string">
            <text:p>Nimrod zog von Sinear (Babel, Erek, Akkad, Kalne) nach <text:span text:style-name="T1">Assur</text:span> und baute Ninive, Rechobot-Ir, Kalach und Resen zwischen Ninive und Kalach (das ist die <text:span text:style-name="T1">grosse Stadt</text:span>). (1mo-10-10-ff)</text:p>
          </table:table-cell>
          <table:table-cell office:value-type="string" calcext:value-type="string">
            <text:p>Hiddekel: Genannt der “<text:span text:style-name="T1">grosse Strom</text:span>” in dan-10-4.</text:p>
          </table:table-cell>
          <table:table-cell office:value-type="string" calcext:value-type="string">
            <text:p><text:span text:style-name="T1">Assur</text:span> ist auch der Name eines Sohnes von Sem. (1mo-10-22)</text:p>
          </table:table-cell>
          <table:table-cell office:value-type="string" calcext:value-type="string">
            <text:p>Rechobot ist am Strom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6578</text:p>
          </table:table-cell>
          <table:table-cell office:value-type="string" calcext:value-type="string">
            <text:p>Euphrat</text:p>
          </table:table-cell>
          <table:table-cell/>
          <table:table-cell office:value-type="string" calcext:value-type="string">
            <text:p>Der Bund mit Abraham geht vom Strom Aegyptens bis an den “grossen Strom” Euphrat (1mo-15-18)</text:p>
          </table:table-cell>
          <table:table-cell/>
          <table:table-cell office:value-type="string" calcext:value-type="string">
            <text:p>Genannt der “<text:span text:style-name="T1">grosse Strom</text:span>” in offb-9-14 / offb-16-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4 gegen 5: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lam ist, wie Assur, auch ein Sohn von Sem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imrod: erstes Rei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3" office:value-type="string" calcext:value-type="string">
            <text:p>Nimrods Reic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8152</text:p>
          </table:table-cell>
          <table:table-cell table:style-name="ce4" office:value-type="string" calcext:value-type="string">
            <text:p>in: Sinear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H0894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n Babel verwirrte JHWH die Sprachen 1mo-11-9</text:p>
          </table:table-cell>
          <table:table-cell office:value-type="string" calcext:value-type="string">
            <text:p>Südreich/Juda wird nach Babel weggeführt...(2koe-17-23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0751</text:p>
          </table:table-cell>
          <table:table-cell office:value-type="string" calcext:value-type="string">
            <text:p>Erek</text:p>
          </table:table-cell>
          <table:table-cell office:value-type="string" calcext:value-type="string">
            <text:p>Erek kommt nur 1x vor in der Bib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0390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Akkad kommt nur 1x vor in der Bibel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3641</text:p>
          </table:table-cell>
          <table:table-cell office:value-type="string" calcext:value-type="string">
            <text:p>Kalne</text:p>
          </table:table-cell>
          <table:table-cell office:value-type="string" calcext:value-type="string">
            <text:p>Kalne ist wie Karkemisch (H3751) (jes-10-9)</text:p>
          </table:table-cell>
          <table:table-cell/>
          <table:table-cell office:value-type="string" calcext:value-type="string">
            <text:p>Karkemisch ist am Euphra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H0804</text:p>
          </table:table-cell>
          <table:table-cell table:style-name="ce4" office:value-type="string" calcext:value-type="string">
            <text:p>in: Assur</text:p>
          </table:table-cell>
          <table:table-cell/>
          <table:table-cell office:value-type="string" calcext:value-type="string">
            <text:p>...Nordreich wird nach Assyrien verbannt und mit Leuten aus Babel (und Kutha etc.) ersetzt (2koe-17-24)</text:p>
          </table:table-cell>
          <table:table-cell office:value-type="string" calcext:value-type="string">
            <text:p>Assur ist ein Sohn von Sem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H5210</text:p>
          </table:table-cell>
          <table:table-cell office:value-type="string" calcext:value-type="string">
            <text:p>Ninive</text:p>
          </table:table-cell>
          <table:table-cell office:value-type="string" calcext:value-type="string">
            <text:p>Ninive ist die grosse Stadt in jon-1-2</text:p>
          </table:table-cell>
          <table:table-cell/>
          <table:table-cell office:value-type="string" calcext:value-type="string">
            <text:p>Ninive scheint Hauptstadt von Assur zu werden (2koe-19-36)</text:p>
          </table:table-cell>
          <table:table-cell office:value-type="string" calcext:value-type="string">
            <text:p>Ninive von jeher wie ein Wasserteich nah-2-9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H7344</text:p>
          </table:table-cell>
          <table:table-cell office:value-type="string" calcext:value-type="string">
            <text:p>Rechobot</text:p>
          </table:table-cell>
          <table:table-cell office:value-type="string" calcext:value-type="string">
            <text:p>Rechobot: Raum machen (1mo-26-22)</text:p>
            <text:p>Rechobot ist am Strom (1chr-1-48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3625</text:p>
          </table:table-cell>
          <table:table-cell office:value-type="string" calcext:value-type="string">
            <text:p>Kalach</text:p>
          </table:table-cell>
          <table:table-cell office:value-type="string" calcext:value-type="string">
            <text:p>Kommt nur in 1mo-10-11bis12 vor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H7449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zw. Ninive u. Kalach, Kommt nur in 1mo-10-12 vor</text:p>
          </table:table-cell>
          <table:table-cell table:number-columns-repeated="2"/>
          <table:table-cell office:value-type="string" calcext:value-type="string">
            <text:p>Vgl Rezin (2koe-16-9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05:56:56.988698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21:14:48.539461672</meta:creation-date>
    <meta:generator>LibreOffice/5.4.5.1$Linux_X86_64 LibreOffice_project/40m0$Build-1</meta:generator>
    <dc:date>2018-05-05T12:02:54.765103499</dc:date>
    <meta:editing-duration>PT5H7M19S</meta:editing-duration>
    <meta:editing-cycles>38</meta:editing-cycles>
    <meta:document-statistic meta:table-count="1" meta:cell-count="63" meta:object-count="0"/>
  </office:meta>
</office:document-meta>
</file>